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ec6" officeooo:paragraph-rsid="001b3ec6"/>
    </style:style>
    <style:style style:name="P2" style:family="paragraph" style:parent-style-name="Standard">
      <style:text-properties officeooo:paragraph-rsid="001b3ec6"/>
    </style:style>
    <style:style style:name="T1" style:family="text">
      <style:text-properties officeooo:rsid="001b3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5. </text:span>select full_title, contract_number, structural_unit_id from structural_units</text:p>
      <text:p text:style-name="Standard">inner join employments using(structural_unit_id);</text:p>
      <text:p text:style-name="P1"/>
      <text:p text:style-name="P1">15.select last_name, first_name, patronymic, salary, wage_rate from professors</text:p>
      <text:p text:style-name="P1">inner join employments using(professor_id);</text:p>
      <text:p text:style-name="P1"/>
      <text:p text:style-name="P1">25.select last_name from professors</text:p>
      <text:p text:style-name="P1">inner join students using(last_name);</text:p>
      <text:p text:style-name="P1"/>
      <text:p text:style-name="P1">35.select last_name, first_name, expiration_date from students</text:p>
      <text:p text:style-name="P1">inner join student_ids using(student_id);</text:p>
      <text:p text:style-name="P1"/>
      <text:p text:style-name="P1">45.select student_id, email from students;</text:p>
      <text:p text:style-name="P1"/>
      <text:p text:style-name="P1">55.select last_name from professors</text:p>
      <text:p text:style-name="P1">except select last_name from students;</text:p>
      <text:p text:style-name="P1"/>
      <text:p text:style-name="P1">65.select last_name, first_name from professors</text:p>
      <text:p text:style-name="P1">where lower(academic_title) != 'ассистент';</text:p>
      <text:p text:style-name="P1"/>
      <text:p text:style-name="P1">75.select last_name, first_name from professors</text:p>
      <text:p text:style-name="P1">where experience = 0;</text:p>
      <text:p text:style-name="P1"/>
      <text:p text:style-name="P1">85.select s.last_name, s.first_name, </text:p>
      <text:p text:style-name="P1"><text:tab/>AVG(fc.mark) as rate</text:p>
      <text:p text:style-name="P1">from students s</text:p>
      <text:p text:style-name="P1">join field_comprehensions fc on fc.student_id = s.student_id</text:p>
      <text:p text:style-name="P1">where fc.field = '56c6b8de-f196-4b7a-b21c-db8f9eca588a'</text:p>
      <text:p text:style-name="P1">group by s.last_name, s.first_name</text:p>
      <text:p text:style-name="P1">having AVG(fc.mark) &gt; 3;</text:p>
      <text:p text:style-name="P1"/>
      <text:p text:style-name="P1">95.select s.last_name, s.first_name, </text:p>
      <text:p text:style-name="P1"><text:tab/>AVG(fc.mark) as rate</text:p>
      <text:p text:style-name="P1">from students s</text:p>
      <text:p text:style-name="P1">join field_comprehensions fc on fc.student_id = s.student_id</text:p>
      <text:p text:style-name="P1">group by s.last_name, s.first_name</text:p>
      <text:p text:style-name="P1">having AVG(fc.mark) &gt; (select avg(fc.mark) </text:p>
      <text:p text:style-name="P1"><text:tab/><text:tab/><text:tab/><text:tab/><text:tab/> <text:s text:c="2"/>from students s</text:p>
      <text:p text:style-name="P1"><text:tab/><text:tab/><text:tab/><text:tab/><text:tab/> <text:s text:c="2"/>join field_comprehensions fc on fc.student_id = s.student_id</text:p>
      <text:p text:style-name="P1"><text:tab/><text:tab/><text:tab/><text:tab/><text:tab/> <text:s text:c="2"/>where students_group_number = 'ИТД-21');</text:p>
      <text:p text:style-name="P1"/>
      <text:p text:style-name="P2"><text:span text:style-name="T1">105. select pr.last_name, pr.first_name, pr.experience from professors pr</text:span></text:p>
      <text:p text:style-name="P2">join fields f on f.professor_id = pr.professor_id</text:p>
      <text:p text:style-name="P2">where f.field_name = 'Базы данных'</text:p>
      <text:p text:style-name="P2">group by pr.professor_id, pr.last_name, pr.first_name</text:p>
      <text:p text:style-name="P2">having pr.experience = (select min(experience) from professors p</text:p>
      <text:p text:style-name="P2"><text:tab/><text:tab/><text:tab/><text:tab/><text:tab/><text:tab/>join fields f2 on f2.professor_id = p.professor_id</text:p>
      <text:p text:style-name="P2"><text:tab/><text:tab/><text:tab/><text:tab/><text:tab/><text:tab/>where f2.field_name = 'Базы данных'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0:02:41.305712800</meta:creation-date>
    <dc:date>2024-02-25T22:27:38.770361260</dc:date>
    <meta:editing-duration>PT53M2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185" meta:character-count="1663" meta:non-whitespace-character-count="1475"/>
  </office:meta>
</office:document-meta>
</file>